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esult_box"/><text:span text:style-name="T1">Esta é uma versão inicial do desenvolvedor a versão móvel do Firefox, apenas para teste, destina-se a: <text:line-break/><text:line-break/>    * Receber comentários em geral sobre a nossa abordagem para a experiência do usuário <text:line-break/>    * Envolver as equipes da comunidade Mozilla, incluindo localizadores, add-on, desenvolvedores e testadores <text:line-break/>    * Obter feedback dos desenvolvedores da Web <text:line-break/><text:line-break/>O foco de desenvolvimento até agora tem sido a construção de uma nova interface de usuário do Firefox, que reflete os princípios de design, e adiciona o suporte da tela de toque e outros recursos que são apropriados para telefones celulares e outros dispositivos portáteis. Pretendemos fazer mais lançamentos alfa que incidem sobre o desempenho, incluindo projetos como o TraceMonkey, análise especulativa, e muitos Fennec e otimizações Gecko. Mas, enquanto isso, nós sentimos que é importante fazer este lançamento precoce disponível para continuar a crescer a comunidade e obter um feedback tão cedo quanto possível no processo de desenvolvimento. <text:line-break/><text:line-break/>Para ajudar, visite a página do Mozilla para celular para saber sobre o nosso público reuniões semanais, como encontrar a nossa comunidade no IRC, e muito mais. <text:line-break/><text:line-break/>Estas notas de lançamento proporcionar um arranque rápido "para os impacientes, alguns destaques do que está incluído nesta versão, faça o download e instruções de instalação, problemas conhecidos e Perguntas frequentes. Por favor, leia estas notas e as instruções de preenchimento de erros antes de reportar erros no Bugzilla. <text:line-break/></text:span>Quick start <text:line-break/><text:line-break/><text:span text:style-name="T1">Esta primeira versão alpha está disponível para o OS2008 ( "Maemo" plataformas) o software que roda no Nokia N810 Internet Tablets. </text:span>Se você está vendo isso em um N810, instale o Fennec. <text:line-break/><text:line-break/>Não tem um N810? Não se preocupe, você pode ainda experimentar Fennec, fornecer feedback, escreva add-ons, e envolver-se por instalar uma versão do Fennec para o seu computador desktop: <text:line-break/><text:line-break/>    * Windows <text:line-break/>    * Mac OS X <text:line-break/>    * Linux <text:line-break/><text:line-break/><text:span text:style-name="T1">A idéia por trás liberando o pacote para PCs é dar às pessoas que não têm um Nokia Internet Tablet a capacidade de localizar, experimentar e criar add-ons. </text:span>Nota: A versão desktop do Fennec não é um produto suportado. <text:line-break/>O que é nesta versão? <text:line-break/><text:line-break/>Fácil navegação para o conteúdo Web: <text:line-break/><text:line-break/>    <text:span text:style-name="T1">* Marcadores, incluindo tags <text:line-break/>    * Smart barra de URL ( "awesome bar") <text:line-break/>    * A navegação com guias com imagens em miniatura <text:line-break/>    * Integrado de pesquisa Web - construído na barra de URL <text:line-break/>    * Fácil acesso a vários motores de busca <text:line-break/><text:line-break/></text:span>Conteúdo da Web: <text:line-break/><text:line-break/><text:soft-page-break/>    * Conteúdo Maximize por auto-ocultar controles e barra de URL <text:line-break/>    * Zoom in e out <text:line-break/><text:line-break/>Segurança: <text:line-break/><text:line-break/>    <text:span text:style-name="T1">* Instant site ID ( "Larry") <text:line-break/>    </text:span>* Password Manager <text:line-break/>    * Bloqueador de pop-ups <text:line-break/>    * Limpar dados privados <text:line-break/><text:line-break/><text:span text:style-name="T1">Dispositivos de integração de serviços: <text:line-break/><text:line-break/>    * Clique em um número de telefone a iniciar uma chamada <text:line-break/>    * API JavaScript para obter a localização do dispositivo <text:line-break/>    * Bloqueador de pop-ups <text:line-break/>    * Limpar dados privados <text:line-break/><text:line-break/></text:span>Também: <text:line-break/><text:line-break/>    <text:span text:style-name="T1">* Gerenciador de download Searchable <text:line-break/>    </text:span>* Painel de Preferências <text:line-break/><text:line-break/>Instalando Fennec <text:line-break/><text:line-break/>Requisitos do Sistema: <text:line-break/><text:line-break/>    <text:span text:style-name="T1">* Nokia N810 Internet Tablet em execução OS2008 (Chinook "ou" Diablo ") <text:line-break/><text:line-break/></text:span>Instalação: <text:line-break/><text:line-break/>    <text:span text:style-name="T1">* Se você está vendo isso em um N810, clique aqui para instalar Fennec <text:line-break/>    * Leia aqui para obter instruções passo a passo <text:line-break/><text:line-break/>Instalar uma versão do Fennec para o seu computador desktop: <text:line-break/><text:line-break/>    </text:span>* Windows <text:line-break/>    * Mac OS X <text:line-break/>    * Linux <text:line-break/><text:line-break/>Dicas e truques <text:line-break/><text:line-break/>    <text:span text:style-name="T1">* Para usar a tela cheia para navegar, clique no botão no lado esquerdo na parte superior do dispositivo (à esquerda de - / + botões) <text:line-break/>    * Furto deixou de expor Back / Forward / marcador e botões da barra de URL; direito de roubar para anulá-las <text:line-break/>    * Swipe direito de expor tabs; furto deixou para anulá-las </text:span></text:p>
      <text:p text:style-name="Standard"/>
      <text:p text:style-name="Standard"/>
      <text:p text:style-name="Standard"/>
      <text:p text:style-name="Standard"><text:soft-page-break/><text:a xlink:type="simple" xlink:href="http://en.wikipedia.org/wiki/Software_developer">Developer(s)</text:a> <text:a xlink:type="simple" xlink:href="http://en.wikipedia.org/wiki/Mozilla_Foundation">Mozilla Foundation</text:a> <text:a xlink:type="simple" xlink:href="http://en.wikipedia.org/wiki/Software_release_life_cycle">Preview release</text:a> Beta 5 for Maemo, Alpha 3 for Windows Mobile / 2009-11-09; 23 days ago for Maemo, 2009-09-04; 2 months ago for Windows Mobile <text:a xlink:type="simple" xlink:href="http://en.wikipedia.org/wiki/Programming_language">Written in</text:a> <text:a xlink:type="simple" xlink:href="http://en.wikipedia.org/wiki/C%2B%2B">C++</text:a>, <text:a xlink:type="simple" xlink:href="http://en.wikipedia.org/wiki/XUL">XUL</text:a> <text:a xlink:type="simple" xlink:href="http://en.wikipedia.org/wiki/Operating_system">Operating system</text:a> <text:a xlink:type="simple" xlink:href="http://en.wikipedia.org/wiki/Maemo_%28operating_system%29">Maemo</text:a><text:line-break/><text:a xlink:type="simple" xlink:href="http://en.wikipedia.org/wiki/Windows_Mobile_6.0">Windows Mobile 6.0</text:a> Professional or greater<text:line-break/><text:a xlink:type="simple" xlink:href="http://en.wikipedia.org/wiki/Android_%28operating_system%29">Android</text:a><text:line-break/><text:a xlink:type="simple" xlink:href="http://en.wikipedia.org/wiki/Symbian_OS">Symbian</text:a> <text:a xlink:type="simple" xlink:href="http://en.wikipedia.org/wiki/List_of_software_categories">Type</text:a> <text:a xlink:type="simple" xlink:href="http://en.wikipedia.org/wiki/Mobile_browser">Mobile browser</text:a> <text:a xlink:type="simple" xlink:href="http://en.wikipedia.org/wiki/Software_license">License</text:a> <text:a xlink:type="simple" xlink:href="http://en.wikipedia.org/wiki/Mozilla_Public_License">MPL</text:a> 1.1 or later<text:line-break/><text:a xlink:type="simple" xlink:href="http://en.wikipedia.org/wiki/GNU_GPL">GNU GPL</text:a> 2.0 or later<text:line-break/><text:a xlink:type="simple" xlink:href="http://en.wikipedia.org/wiki/GNU_LGPL">GNU LGPL</text:a> 2.1 or later<text:bookmark text:name="cite_ref-0"/><text:a xlink:type="simple" xlink:href="http://en.wikipedia.org/wiki/Fennec_%28browser%29#cite_note-0">[1]</text:a> <text:a xlink:type="simple" xlink:href="http://en.wikipedia.org/wiki/Website">Website</text:a> <text:a xlink:type="simple" xlink:href="http://www.mozilla.com/mobile/">http://www.mozilla.com/mobile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result_box1"/><text:soft-page-break/><text:span text:style-name="T1">Firefox para celular é o nome da compilação do navegador Mozilla Firefox para pequenos dispositivos não-PC, telemóveis e PDA. <text:line-break/><text:line-break/>Firefox para 1,0 móvel usa a mesma versão do motor de layout Gecko como o Firefox 3.6. Suas características incluem o AwesomeBar, navegação por abas, add-on de apoio, ea capacidade de sincronizar com o browser do computador do usuário do Firefox usando o Mozilla Weave. <text:line-break/><text:line-break/>A interface de usuário completamente redesenhada e introduz uma série de novos paradigmas. Ele usa métodos de interação touchscreen (ou as teclas de cursor, para não-celulares touchscreen) no lugar de arrastar as acções com um rato. <text:line-break/></text:span>Sumário <text:line-break/>[esconder] <text:line-break/><text:line-break/>    * 1 Nome <text:line-break/>    * 2 Plataformas <text:line-break/>    * 3 Veja também <text:line-break/>    * 4 Referências <text:line-break/>    * 5 Ligações externas <text:line-break/><text:line-break/>[editar] Nome <text:line-break/><text:line-break/><text:span text:style-name="T1">O nome de código utilizado para o Firefox para celular é Fennec. Ela vem do Fennec Fox, uma pequena raposa do deserto (tal como o navegador Fennec é uma pequena versão do navegador Firefox). </text:span>Firefox para Maemo Beta 5, foi a primeira versão a ter a marca oficial do Firefox, com o Firefox nome e logotipo [2]. <text:line-break/>[editar] Plataformas <text:line-break/><text:line-break/><text:span text:style-name="T1">Ele está atualmente disponível em versão beta para Nokia Maemo baseado N800/N810/N900 dispositivos, e na versão alfa para Windows Mobile. Estão em curso trabalhos para o Symbian OS com dispositivos móveis, [3] e uma versão para a plataforma Android que deverá ser lançado em breve [4]. <text:line-break/><text:line-break/>Tristan Nitot presidente da Mozilla Europa, disse que é improvável que um iPhone ou um BlackBerry versão será lançada, citando não da Apple competir políticas pedido de homologação e sistema operacional do BlackBerry limitado como as razões [5]. <text:line-break/><text:line-break/></text:span>Enquanto versões desktop não são suportados, as versões do Microsoft Windows, Mac OS X e Linux estiverem disponíveis, essas versões são concebidas como uma forma de dar às pessoas que não têm um sistema operacional com suporte a capacidade de localizar, experimentar e criar add-ons [6]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result_box2"/><text:soft-page-break/><text:span text:style-name="T1">Minimo (de "Mini Mozilla") foi um projeto para criar uma versão do navegador da Mozilla para dispositivos pequenos, como PDAs e celulares. <text:line-break/><text:line-break/>O projeto teve como objetivo tornar mais fácil para os desenvolvedores a incorporar partes do Mozilla em sistemas com recursos limitados sistema (por exemplo, máquinas com baixa quantidade de RAM). Este projeto ainda está em uso ainda está a ser ultrapassada pela Mozilla Fennec, outro dispositivo móvel web-browser. <text:line-break/></text:span>Sumário <text:line-break/>[esconder] <text:line-break/><text:line-break/>    * 1 Antecedentes <text:line-break/>    * 2 críticas <text:line-break/>    * 3 Veja também <text:line-break/>    * 4 Referências <text:line-break/>    * 5 Ligações externas <text:line-break/><text:line-break/>[editar] Antecedentes <text:line-break/><text:line-break/><text:span text:style-name="T1">Para minimizar o uso de recursos do sistema, Minimo não incluem uma série de funcionalidades do Mozilla, como o suporte para SVG. Além disso, o browser utilizado pequeno ecrã de tecnologia de processamento para páginas da Web para reformatar bolso mostra. A interface do usuário também foi projetado para ocupar espaço na tela mínima, com uma única barra de ferramentas 8px de altura e um oculto-a-barra de endereço padrão. Outras funcionalidades da interface do usuário, como favoritos, histórico e de pesquisa, foi migrado para uma página especial chamado Homebase. Minimo porque é baseado na infra-estrutura Gecko, os desenvolvedores podem decidir construir versões específicas e avaliar outras características tais como a lona, SVG suporte e muito mais. <text:line-break/><text:line-break/>A maioria Minimo desenvolvimento tem centrado em torno de dispositivos ARM (como a Hewlett-Packard iPAQ's), com cerca de 64MB de RAM, rodando Linux e Familiar o GPE Palmtop Environment (onde está agora o navegador padrão). </text:span>Minimo 0.1 foi lançado para esta plataforma, em 2004. Versão 0.2 foi lançado em março de 2007 e representa um produto direcionado para desenvolvedores. <text:line-break/><text:line-break/><text:span text:style-name="T1">Um Windows CE versão do Minimo foi também em desenvolvimento, construída contra o Pocket PC 2003 kit de desenvolvimento de software. </text:span>O público do primeiro construir Minimo para Windows CE foi disponibilizada em Fevereiro de 2005. <text:line-break/><text:line-break/>Chris Hofmann, criou o projeto Minimo logo após deixar a Netscape Communications, sob financiamento da equipe da Nokia Maemo. <text:span text:style-name="T1">Ele, sozinho, salvou este projeto seja cancelado diversas vezes. </text:span>O cão fiel, Sparky, é o projeto principal Mascote. Chris atualmente trabalha para a Mozilla Corporation. <text:span text:style-name="T1">Chris também é responsável por algumas das características Minimo-chave, como a barra de Homebase, um formato para a exibição de marcadores mais propícios para dispositivos móveis. <text:line-break/><text:line-break/>O desenvolvedor Minimo chumbo é Doug Turner, que tem liderado este e adicionais Mozilla projetos móveis, como o Mozilla Labs projeto chamado Joey. </text:span>A Fundação Mozilla contratou Turner em dezembro de 2004 para trabalhar em tempo integral em projetos Mobile. Minimo foi financiado pela Nokia e outros. <text:span text:style-name="T1">Envolvimento da Nokia se tornou público em meados de 2004. <text:line-break/><text:line-break/>Em 17 de dezembro de 2006, Turner, em seu blog, reconheceu a lentidão do processo de </text:span><text:soft-page-break/><text:span text:style-name="T1">desenvolvimento, e revelou que os desenvolvedores Mozilla está explorando alternativas para Gecko-based navegação na Web em aparelhos móveis. Turner lançou um convite para que outros "Step Up" como sua mudança de prioridades de desenvolvimento [1]. <text:line-break/><text:line-break/></text:span>Em 31 de março de 2007, Minimo 0.2 para Windows Mobile foi finalmente lançado. <text:span text:style-name="T1">A nova versão adiciona navegação por abas, uma interface atualizada, e suporte para o Windows Mobile 5. <text:line-break/><text:line-break/></text:span>Em 27 de novembro de 2007, projeto de cabeça Doug Turner anunciou que o projeto já não era suportada. [2] <text:line-break/><text:line-break/>Em 2008 Doug Turner tinha começado ainda no web browser de outro celular, desta vez conhecido como o Firefox ou móvel Fennec. <text:line-break/>[editar] Crítica <text:line-break/><text:line-break/><text:span text:style-name="T1">Provavelmente porque estava nos estágios iniciais de desenvolvimento, o Windows Mobile versão do Minimo executa significativamente mais lento do que o esperado. <text:line-break/><text:line-break/>A qualidade das páginas processadas é congruente com o mecanismo de layout bem respeitado ele implementa (Gecko), mas o programa tem memória muito alto e requisitos de hardware em comparação ao que normalmente estão disponíveis na maioria das plataformas portáteis (por exemplo, 64 megabytes de memória RAM, 206-624 </text:span>MHz ARM CPU compatível). <text:line-break/><text:line-break/><text:span text:style-name="T1">Versão 0,016 (~ 8 MB de instalação CAB; não o Windows Mobile 4,2 + 5,0) e Versão 0.2 (~ 4 MB de instalação CAB; Windows Mobile 5.0 apenas) não são recomendáveis para usuários finais utilizados para executar tecnologia de ponta. </text:span>Nesta versão, o navegador pode tornar o Windows Mobile OS instável e um soft-reset pode ser obrigado a fazer o sistema funcionar novamente. <text:line-break/><text:line-break/><text:span text:style-name="T1">Versão 0.2 foi recomendado para os desenvolvedores de segmentação por dispositivos móveis ou interessados em AJAX e Web Services-driven aplicativo da Web para o espaço móvel. Minimo é compatível com muitas aplicações Web 2.0, como o Gmai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5T07:29:49</meta:creation-date>
    <meta:document-statistic meta:table-count="0" meta:image-count="0" meta:object-count="0" meta:page-count="6" meta:paragraph-count="4" meta:word-count="1687" meta:character-count="10762"/>
    <dc:date>2009-12-05T07:33:59</dc:date>
    <meta:editing-duration>PT00H04M11S</meta:editing-duration>
    <meta:editing-cycles>1</meta:editing-cycles>
    <meta:generator>OpenOffice.org/3.1$Linux OpenOffice.org_project/310m19$Build-9420</meta:generator>
  </office:meta>
</office:document-meta>
</file>